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bbbbbb" fo:language="en" fo:country="US" style:font-name-asian="Times New Roman1" style:language-asian="ru" style:country-asian="RU"/>
    </style:style>
    <style:style style:name="P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2289eb"/>
    </style:style>
    <style:style style:name="P4" style:family="paragraph" style:parent-style-name="Standard">
      <style:paragraph-properties fo:margin-top="0cm" fo:margin-bottom="0.282cm" loext:contextual-spacing="false" fo:line-height="105%" fo:orphans="2" fo:widows="2" style:writing-mode="lr-tb"/>
      <style:text-properties fo:color="#bbbbbb" fo:language="en" fo:country="US" style:font-name-asian="Times New Roman1" style:language-asian="ru" style:country-asian="RU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26cca1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2783b2"/>
    </style:style>
    <style:style style:name="P8" style:family="paragraph" style:parent-style-name="Standard">
      <style:text-properties fo:color="#bbbbbb" fo:language="en" fo:country="US" style:font-name-asian="Times New Roman1" style:language-asian="ru" style:country-asian="RU"/>
    </style:style>
    <style:style style:name="P9" style:family="paragraph" style:parent-style-name="Standard">
      <style:text-properties fo:color="#bbbbbb" fo:language="en" fo:country="US" officeooo:rsid="0028d5c7" officeooo:paragraph-rsid="0028d5c7" style:font-name-asian="Times New Roman1" style:language-asian="ru" style:country-asian="RU"/>
    </style:style>
    <style:style style:name="P10" style:family="paragraph" style:parent-style-name="Standard">
      <style:text-properties fo:language="ru" fo:country="RU" officeooo:rsid="0028d5c7" officeooo:paragraph-rsid="0028d5c7"/>
    </style:style>
    <style:style style:name="P11" style:family="paragraph">
      <style:paragraph-properties fo:margin-top="0cm" fo:margin-bottom="0.282cm" fo:line-height="100%" style:punctuation-wrap="simple"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1fdc10" style:font-weight-asian="normal" style:font-weight-complex="normal"/>
    </style:style>
    <style:style style:name="T4" style:family="text">
      <style:text-properties fo:font-size="16pt" fo:language="ru" fo:country="RU" style:font-size-asian="16pt" style:language-asian="ru" style:country-asian="RU" style:font-size-complex="16pt"/>
    </style:style>
    <style:style style:name="T5" style:family="text">
      <style:text-properties fo:font-size="16pt" fo:language="en" fo:country="US" style:font-size-asian="16pt" style:language-asian="ru" style:country-asian="RU" style:font-size-complex="16pt"/>
    </style:style>
    <style:style style:name="T6" style:family="text">
      <style:text-properties fo:font-size="16pt" fo:language="en" fo:country="US" officeooo:rsid="001fdc10" style:font-size-asian="16pt" style:language-asian="ru" style:country-asian="RU" style:font-size-complex="16pt"/>
    </style:style>
    <style:style style:name="T7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1fdc10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23dbec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24a77a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26cca1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2783b2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fo:font-size="12pt" fo:language="en" fo:country="US" style:font-name-asian="Times New Roman1" style:font-size-asian="12pt" style:language-asian="ru" style:country-asian="RU" style:font-name-complex="Courier New" style:font-size-complex="12pt"/>
    </style:style>
    <style:style style:name="T18" style:family="text">
      <style:text-properties style:use-window-font-color="true" fo:font-size="16pt" fo:language="en" fo:country="US" style:font-name-asian="Calibri" style:font-size-asian="16pt" style:language-asian="ru" style:country-asian="RU" style:font-name-complex="Calibri" style:font-size-complex="16pt" style:language-complex="ar" style:country-complex="SA"/>
    </style:style>
    <style:style style:name="T19" style:family="text">
      <style:text-properties style:use-window-font-color="true" fo:font-size="16pt" fo:language="en" fo:country="US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20" style:family="text">
      <style:text-properties style:use-window-font-color="true" fo:font-size="16pt" fo:language="en" fo:country="US" officeooo:rsid="0026cca1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21" style:family="text">
      <style:text-properties style:use-window-font-color="true" fo:font-size="11pt" fo:language="ru" fo:country="RU" fo:font-weight="normal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22" style:family="text">
      <style:text-properties style:use-window-font-color="true" style:font-name="Calibri" fo:font-size="11pt" fo:language="ru" fo:country="RU" fo:font-weight="normal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23" style:family="text">
      <style:text-properties fo:color="#777777" style:font-name="Helvetica" fo:font-size="10.5pt" fo:background-color="#eeeeee" loext:char-shading-value="0" style:font-size-asian="10.5pt" style:font-name-complex="Helvetica" style:font-size-complex="10.5pt"/>
    </style:style>
    <style:style style:name="T24" style:family="text">
      <style:text-properties fo:font-size="11pt" style:font-name-asian="Calibri" style:font-size-asian="11pt" style:font-name-complex="Times New Roman1" style:font-size-complex="11pt" style:language-complex="ar" style:country-complex="SA"/>
    </style:style>
    <style:style style:name="T25" style:family="text">
      <style:text-properties style:use-window-font-color="true" style:font-name="Calibri" fo:font-size="10pt" fo:language="ru" fo:country="RU" style:font-name-asian="Calibri" style:font-size-asian="10pt" style:language-asian="none" style:country-asian="none" style:font-name-complex="Times New Roman1" style:font-size-complex="10pt" style:language-complex="ar" style:country-complex="SA"/>
    </style:style>
    <style:style style:name="T26" style:family="text">
      <style:text-properties style:use-window-font-color="true" style:font-name="Calibri" fo:font-size="10pt" fo:language="en" fo:country="US" style:font-name-asian="Calibri" style:font-size-asian="10pt" style:language-asian="none" style:country-asian="none" style:font-name-complex="Times New Roman1" style:font-size-complex="10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1">Версия </text:span></text:span><text:span text:style-name="Strong_20_Emphasis"><text:span text:style-name="T2">19</text:span></text:span><text:span text:style-name="Strong_20_Emphasis"><text:span text:style-name="T3">0515</text:span></text:span></text:p>
      <text:p text:style-name="Standard"><text:span text:style-name="Strong_20_Emphasis"><text:span text:style-name="T1">Предыдущая версия (</text:span></text:span><text:span text:style-name="Strong_20_Emphasis"><text:span text:style-name="T2">1</text:span></text:span><text:span text:style-name="Strong_20_Emphasis"><text:span text:style-name="T3">9</text:span></text:span><text:span text:style-name="Strong_20_Emphasis"><text:span text:style-name="T2">0</text:span></text:span><text:span text:style-name="Strong_20_Emphasis"><text:span text:style-name="T3">302</text:span></text:span><text:span text:style-name="Strong_20_Emphasis"><text:span text:style-name="T1">) </text:span></text:span></text:p>
      <text:p text:style-name="P2"><text:bookmark-start text:name="about_version"/><text:span text:style-name="Strong_20_Emphasis"><text:span text:style-name="T4">О версии</text:span></text:span><text:bookmark-end text:name="about_version"/><text:span text:style-name="Strong_20_Emphasis"><text:span text:style-name="T4"> 1</text:span></text:span><text:span text:style-name="Strong_20_Emphasis"><text:span text:style-name="T5">90</text:span></text:span><text:span text:style-name="Strong_20_Emphasis"><text:span text:style-name="T6">515</text:span></text:span></text:p>
      <text:p text:style-name="P3"><text:span text:style-name="Strong_20_Emphasis"><text:span text:style-name="T10">For the first let’s say about the previous kpglo_190302.doc. </text:span></text:span><text:span text:style-name="Strong_20_Emphasis"><text:span text:style-name="T11">The document had been beginning and delayed for further ending (maybe), but was not ended properly.</text:span></text:span><text:span text:style-name="Strong_20_Emphasis"><text:span text:style-name="T10"><text:line-break/></text:span></text:span></text:p>
      <text:p text:style-name="P7"><text:span text:style-name="Strong_20_Emphasis"><text:span text:style-name="T9">(1) </text:span></text:span><text:span text:style-name="Strong_20_Emphasis"><text:span text:style-name="T12">Yesterday Ilnur said that they began works of pumping big data from Firebird to Postgresql and asked a function for pumping data from memory to Postgresql. Now (190515 7:50) the function (func BuffToLo(buff []byte, ctx context.Context, tx *pg.Tx, loid int64) (pr PerformingReport)) have written and I am about to push kot_common without any testings.<text:line-break/></text:span></text:span><text:span text:style-name="Strong_20_Emphasis"><text:span text:style-name="T14">Yes! I have done it twice! But the thing did not want nor to work neither being compiled.</text:span></text:span></text:p>
      <text:p text:style-name="P6"><text:span text:style-name="Strong_20_Emphasis"><text:span text:style-name="T18"><text:s/></text:span></text:span><text:span text:style-name="Strong_20_Emphasis"><text:span text:style-name="T19">It is over </text:span></text:span><text:span text:style-name="Strong_20_Emphasis"><text:span text:style-name="T20">190515</text:span></text:span><text:span text:style-name="Strong_20_Emphasis"><text:span text:style-name="T19"> with commit -m </text:span></text:span><text:span text:style-name="Strong_20_Emphasis"><text:span text:style-name="T20">kot_common_190515_for_kpglo190515_tested</text:span></text:span><text:span text:style-name="Strong_20_Emphasis"><text:span text:style-name="T19">?</text:span></text:span></text:p>
      <text:p text:style-name="P2"><text:span text:style-name="Strong_20_Emphasis"><text:span text:style-name="T19">Proposals for next version</text:span></text:span></text:p>
      <text:p text:style-name="Standard"/>
      <text:p text:style-name="Standard"/>
      <text:p text:style-name="Standard"><text:span text:style-name="Strong_20_Emphasis"><text:span text:style-name="T8">Общие сведения</text:span></text:span></text:p>
      <text:p text:style-name="Standard"><text:span text:style-name="Strong_20_Emphasis"><text:span text:style-name="T1">Пакет </text:span></text:span><text:span text:style-name="Strong_20_Emphasis"><text:span text:style-name="T2">rpglo</text:span></text:span><text:span text:style-name="Strong_20_Emphasis"><text:span text:style-name="T1"> – это набор </text:span></text:span><text:span text:style-name="Strong_20_Emphasis"><text:span text:style-name="T2">golang</text:span></text:span><text:span text:style-name="Strong_20_Emphasis"><text:span text:style-name="T1"> оболочек процедур СУБД </text:span></text:span><text:span text:style-name="Strong_20_Emphasis"><text:span text:style-name="T2">Postgresql</text:span></text:span><text:span text:style-name="Strong_20_Emphasis"><text:span text:style-name="T1"> для работы с </text:span></text:span><text:span text:style-name="Strong_20_Emphasis"><text:span text:style-name="T2">large</text:span></text:span><text:span text:style-name="Strong_20_Emphasis"><text:span text:style-name="T1"> </text:span></text:span><text:span text:style-name="Strong_20_Emphasis"><text:span text:style-name="T2">Object</text:span></text:span><text:span text:style-name="Strong_20_Emphasis"><text:span text:style-name="T1"> (</text:span></text:span><text:span text:style-name="Strong_20_Emphasis"><text:span text:style-name="T2">lo</text:span></text:span><text:span text:style-name="Strong_20_Emphasis"><text:span text:style-name="T1"> далее). Это писалось и тестировалось под go version go1.8.1 windows/amd64. Единственный внешний (не </text:span></text:span><text:span text:style-name="Strong_20_Emphasis"><text:span text:style-name="T2">golang</text:span></text:span><text:span text:style-name="Strong_20_Emphasis"><text:span text:style-name="T1">) пакет – это </text:span></text:span><text:span text:style-name="T23">github.com/go-pg/pg.</text:span></text:p>
      <text:p text:style-name="Standard"><text:span text:style-name="Strong_20_Emphasis"><text:span text:style-name="T1">Часть этих оболочек приватные (</text:span></text:span><text:span text:style-name="Strong_20_Emphasis"><text:span text:style-name="T2">closeLo</text:span></text:span><text:span text:style-name="Strong_20_Emphasis"><text:span text:style-name="T1">, </text:span></text:span><text:span text:style-name="Strong_20_Emphasis"><text:span text:style-name="T2">openLo</text:span></text:span><text:span text:style-name="Strong_20_Emphasis"><text:span text:style-name="T1"> … ) и здесь не описываются. Кроме того, есть ошибки архитектуры (см </text:span></text:span><text:a xlink:type="simple" xlink:href="#func_MfToLo" text:style-name="Internet_20_link" text:visited-style-name="Visited_20_Internet_20_Link"><text:span text:style-name="Internet_20_link">func_MfToLo</text:span></text:a><text:span text:style-name="Strong_20_Emphasis"><text:span text:style-name="T1">, </text:span></text:span><text:a xlink:type="simple" xlink:href="#func_CreateLo" text:style-name="Internet_20_link" text:visited-style-name="Visited_20_Internet_20_Link"><text:span text:style-name="Internet_20_link">func_CreateLo</text:span></text:a><text:span text:style-name="Strong_20_Emphasis"><text:span text:style-name="T1">), которые должны быть исправлены.</text:span></text:span></text:p>
      <text:p text:style-name="Standard"/>
      <text:p text:style-name="Standard"><text:span text:style-name="Strong_20_Emphasis"><text:span text:style-name="T7">API</text:span></text:span></text:p>
      <text:p text:style-name="Standard"><text:a xlink:type="simple" xlink:href="#type_PerformingReport" text:style-name="Internet_20_link" text:visited-style-name="Visited_20_Internet_20_Link"><text:span text:style-name="Internet_20_link"><text:span text:style-name="T17">PerformingReport</text:span></text:span></text:a></text:p>
      <text:p text:style-name="Standard"><text:a xlink:type="simple" xlink:href="#func_PerformingReport_HTML" text:style-name="Internet_20_link" text:visited-style-name="Visited_20_Internet_20_Link"><text:span text:style-name="Internet_20_link"><text:span text:style-name="T16">PerformingReport HTML</text:span></text:span></text:a></text:p>
      <text:p text:style-name="Standard"><text:a xlink:type="simple" xlink:href="#func_LoToW" text:style-name="Internet_20_link" text:visited-style-name="Visited_20_Internet_20_Link"><text:span text:style-name="Internet_20_link"><text:span text:style-name="T15">Запись в поток</text:span></text:span></text:a></text:p>
      <text:p text:style-name="Standard"><text:a xlink:type="simple" xlink:href="#func_MfToLo" text:style-name="Internet_20_link" text:visited-style-name="Visited_20_Internet_20_Link"><text:span text:style-name="Internet_20_link"><text:span text:style-name="T15">Запись в СУБД</text:span></text:span></text:a></text:p>
      <text:p text:style-name="Standard"><text:a xlink:type="simple" xlink:href="#func_CreateLo" text:style-name="Internet_20_link" text:visited-style-name="Visited_20_Internet_20_Link"><text:span text:style-name="Internet_20_link"><text:span text:style-name="T15">Создание </text:span></text:span></text:a><text:a xlink:type="simple" xlink:href="#func_CreateLo" text:style-name="Internet_20_link" text:visited-style-name="Visited_20_Internet_20_Link"><text:span text:style-name="Internet_20_link"><text:span text:style-name="T16">lo</text:span></text:span></text:a></text:p>
      <text:p text:style-name="Standard"><text:a xlink:type="simple" xlink:href="#func_DeleteLo" text:style-name="Internet_20_link" text:visited-style-name="Visited_20_Internet_20_Link"><text:span text:style-name="Internet_20_link"><text:span text:style-name="T15">Удаление </text:span></text:span></text:a><text:a xlink:type="simple" xlink:href="#func_DeleteLo" text:style-name="Internet_20_link" text:visited-style-name="Visited_20_Internet_20_Link"><text:span text:style-name="Internet_20_link"><text:span text:style-name="T16">lo</text:span></text:span></text:a></text:p>
      <text:p text:style-name="P10"><text:a xlink:type="simple" xlink:href="#func_BuffToLo" text:style-name="Internet_20_link" text:visited-style-name="Visited_20_Internet_20_Link">Запись из памяти</text:a></text:p>
      <text:p text:style-name="P2"><text:span text:style-name="Strong_20_Emphasis"><text:span text:style-name="T21">Это описатель результата выполнения функций</text:span></text:span></text:p>
      <text:p text:style-name="P2"><text:span text:style-name="Strong_20_Emphasis"><text:span text:style-name="T21">type </text:span></text:span><text:bookmark-start text:name="type_PerformingReport"/><text:span text:style-name="Strong_20_Emphasis"><text:span text:style-name="T21">PerformingReport</text:span></text:span><text:bookmark-end text:name="type_PerformingReport"/><text:span text:style-name="Strong_20_Emphasis"><text:span text:style-name="T21"> struct {</text:span></text:span></text:p>
      <text:p text:style-name="P2"><text:span text:style-name="Strong_20_Emphasis"><text:span text:style-name="T21">    Oper <text:s text:c="6"/>string//Имя операции</text:span></text:span></text:p>
      <text:p text:style-name="P2"><text:span text:style-name="Strong_20_Emphasis"><text:span text:style-name="T21">    Err <text:s text:c="7"/>error//Ошибка, nil, если ее не было</text:span></text:span></text:p>
      <text:p text:style-name="P2"><text:span text:style-name="Strong_20_Emphasis"><text:span text:style-name="T21">    BufferSize int//Размер буфера ввода-выводы при потоковой записи (чтения) lo. Как выяснилось эта величина очень влияет на Dur (см. ниже)</text:span></text:span></text:p>
      <text:p text:style-name="P2"><text:span text:style-name="Strong_20_Emphasis"><text:span text:style-name="T21">    Counter <text:s text:c="3"/>int//Счетчик итераций, то есть элементарных операций записи (чтения) буфера (размером BufferSize)</text:span></text:span></text:p>
      <text:p text:style-name="P2"><text:span text:style-name="Strong_20_Emphasis"><text:span text:style-name="T21">    TotalRead <text:s/>int64// Обцее число байт, записанных (считанных) в lo</text:span></text:span></text:p>
      <text:p text:style-name="P2"><text:soft-page-break/><text:span text:style-name="Strong_20_Emphasis"><text:span text:style-name="T21">    Beg <text:s text:c="7"/>time.Time// Время начала операции</text:span></text:span></text:p>
      <text:p text:style-name="P2"><text:span text:style-name="Strong_20_Emphasis"><text:span text:style-name="T21">    Dur <text:s text:c="7"/>time.Duration// Ее длительность</text:span></text:span></text:p>
      <text:p text:style-name="Standard"><text:span text:style-name="Strong_20_Emphasis"><text:span text:style-name="T21">}</text:span></text:span></text:p>
      <text:p text:style-name="Standard"><text:bookmark-start text:name="func_PerformingReport_HTML"/><text:span text:style-name="Strong_20_Emphasis"><text:span text:style-name="T21">func (pr PerformingReport) HTML() string</text:span></text:span><text:bookmark-end text:name="func_PerformingReport_HTML"/><text:span text:style-name="Strong_20_Emphasis"><text:span text:style-name="T21"> Этот метод возвращает описатель в формате HTML текста</text:span></text:span></text:p>
      <text:p text:style-name="P1"/>
      <text:p text:style-name="Standard"><text:bookmark-start text:name="func_LoToW"/><text:span text:style-name="Strong_20_Emphasis"><text:span text:style-name="T21">func LoToW</text:span></text:span><text:bookmark-end text:name="func_LoToW"/><text:span text:style-name="Strong_20_Emphasis"><text:span text:style-name="T21">(w io.Writer, ctx context.Context, tx *pg.Tx, loid string, w_buffer_size int) (pr </text:span></text:span><text:a xlink:type="simple" xlink:href="#type_PerformingReport" text:style-name="Internet_20_link" text:visited-style-name="Visited_20_Internet_20_Link"><text:span text:style-name="Strong_20_Emphasis">PerformingReport</text:span></text:a><text:span text:style-name="Strong_20_Emphasis"><text:span text:style-name="T21">) – записывает lo (весь, указан через loid) в поток w, например в http.ResponseWriter или os.File. </text:span></text:span><office:annotation office:name="__Annotation__4_1673917084"><dc:creator>MichMakarov</dc:creator><dc:date>2018-09-21T07:47:00</dc:date><loext:sender-initials>M</loext:sender-initials><text:p text:style-name="P11"><text:span text:style-name="T25">Тут это весьма существенно – скачивание гигабайт будет занимать минуты, а может и десятки минут.</text:span></text:p></office:annotation><text:span text:style-name="Strong_20_Emphasis"><text:span text:style-name="T21">Операция может быть прервана через ctx</text:span></text:span><office:annotation-end office:name="__Annotation__4_1673917084"/><text:span text:style-name="Strong_20_Emphasis"><text:span text:style-name="T21">, w_buffer_size – размер создаваемого функцией буфера для чтения из lo (и записи в w). Функция выполняется в рамках </text:span></text:span><office:annotation office:name="__Annotation__5_1673917084"><dc:creator>MichMakarov</dc:creator><dc:date>2018-09-21T07:43:00</dc:date><loext:sender-initials>M</loext:sender-initials><text:p text:style-name="P11"><text:span text:style-name="T25">Только сейчас заметил, что проверки на </text:span><text:span text:style-name="T26">nil</text:span><text:span text:style-name="T25"> нет. Вопрос – а нужна ли она?</text:span></text:p></office:annotation><text:span text:style-name="Strong_20_Emphasis"><text:span text:style-name="T21">трансакции tx</text:span></text:span><office:annotation-end office:name="__Annotation__5_1673917084"/><text:span text:style-name="Strong_20_Emphasis"><text:span text:style-name="T21">.</text:span></text:span></text:p>
      <text:p text:style-name="Standard"><text:bookmark-start text:name="func_MfToLo"/><text:span text:style-name="Strong_20_Emphasis"><text:span text:style-name="T21">func MfToLo</text:span></text:span><text:bookmark-end text:name="func_MfToLo"/><text:span text:style-name="Strong_20_Emphasis"><text:span text:style-name="T21">(f multipart.File, ctx context.Context, tx *pg.Tx, r_buffer_size int, loid int64) (pr </text:span></text:span><text:a xlink:type="simple" xlink:href="#type_PerformingReport" text:style-name="Internet_20_link" text:visited-style-name="Visited_20_Internet_20_Link"><text:span text:style-name="Strong_20_Emphasis">PerformingReport</text:span></text:a><text:span text:style-name="Strong_20_Emphasis"><text:span text:style-name="T21">) – запись в lo из f. Функция сляпана впопыхах. Во-первых, первым параметром длжен быть io.Reader, во-вторых, кажется, параметра loid не должно быть – то есть функция должна создать пустой lo. </text:span></text:span></text:p>
      <text:p text:style-name="Standard"><text:bookmark-start text:name="func_CreateLo"/><text:span text:style-name="Strong_20_Emphasis"><text:span text:style-name="T21">func CreateLo</text:span></text:span><text:bookmark-end text:name="func_CreateLo"/><text:span text:style-name="Strong_20_Emphasis"><text:span text:style-name="T21">(tx *pg.Tx) (loid int64, err error) – создает пустой lo. Это недоразумение (следствие неверной </text:span></text:span><text:a xlink:type="simple" xlink:href="#func_MfToLo" text:style-name="Internet_20_link" text:visited-style-name="Visited_20_Internet_20_Link"><text:span text:style-name="Strong_20_Emphasis">MfToLo</text:span></text:a><text:span text:style-name="Strong_20_Emphasis"><text:span text:style-name="T21">) – функция должна быть приватной.</text:span></text:span></text:p>
      <text:p text:style-name="Standard"><text:bookmark-start text:name="func_DeleteLo"/><text:span text:style-name="Strong_20_Emphasis"><text:span text:style-name="T21">func DeleteLo</text:span></text:span><text:bookmark-end text:name="func_DeleteLo"/><text:span text:style-name="Strong_20_Emphasis"><text:span text:style-name="T21">(tx *pg.Tx, loid int64) (err error) – удаляет lo</text:span></text:span></text:p>
      <text:p text:style-name="P1"/>
      <text:p text:style-name="P9"><text:bookmark-start text:name="func_BuffToLo"/><text:span text:style-name="Strong_20_Emphasis"><text:span text:style-name="T22">BuffToLo</text:span></text:span><text:bookmark-end text:name="func_BuffToLo"/><text:span text:style-name="Strong_20_Emphasis"><text:span text:style-name="T22"> делает тоже (то есть, пишет в Postgresql large object), что и MfToLo, но данные берет из памяти (buff []byte)</text:span></text:span></text:p>
      <text:p text:style-name="P9"><text:span text:style-name="Strong_20_Emphasis"><text:span text:style-name="T22">Функция появилась в версии 190515.</text:span></text:span></text:p>
      <text:p text:style-name="P9"><text:span text:style-name="Strong_20_Emphasis"><text:span text:style-name="T22">Как и аналог (MfToLo) в принципе кривая - четвертого параметра не должно быть (как-то не выдумывается ситуация, где-бы требовалось дописывать в lo)</text:span></text:span></text:p>
      <text:p text:style-name="P9"><text:span text:style-name="Strong_20_Emphasis"><text:span text:style-name="T22">Но коль аналог работает уже, то и эта имеет право жить.</text:span></text:span></text:p>
      <text:p text:style-name="P9"><text:span text:style-name="Strong_20_Emphasis"><text:span text:style-name="T22">Очедедной commit (после Wed Apr 17 18:05:07 2019 +0300) всей библиотеки kot_common (то есть, сейчасный)</text:span></text:span></text:p>
      <text:p text:style-name="P9"><text:span text:style-name="Strong_20_Emphasis"><text:span text:style-name="T22">будет сделан ради этой функции без тестирования, которого, возможно, вовсе не будет, если хрень заработает без вопросов</text:span></text:span></text:p>
      <text:p text:style-name="P9"><text:span text:style-name="Strong_20_Emphasis"><text:span text:style-name="T22">func BuffToLo(buff []byte, ctx context.Context, tx *pg.Tx, loid int64) (pr PerformingReport) {</text:span></text:span></text:p>
      <text:p text:style-name="P1"><text:span text:style-name="Strong_20_Emphasis"><text:span text:style-name="T22"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Times New Roman1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/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Неразрешенное_20_упоминание" style:display-name="Неразрешенное упоминание" style:family="text">
      <style:text-properties fo:color="#605e5c" fo:background-color="#e1dfdd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Makarov</meta:initial-creator>
    <meta:creation-date>2018-06-13T08:11:00</meta:creation-date>
    <dc:date>2019-05-15T12:34:01.274000000</dc:date>
    <meta:editing-cycles>64</meta:editing-cycles>
    <meta:editing-duration>P7DT9H47S</meta:editing-duration>
    <meta:generator>LibreOffice/5.3.6.1$Windows_X86_64 LibreOffice_project/686f202eff87ef707079aeb7f485847613344eb7</meta:generator>
    <meta:document-statistic meta:table-count="0" meta:image-count="0" meta:object-count="0" meta:page-count="2" meta:paragraph-count="40" meta:word-count="498" meta:character-count="3516" meta:non-whitespace-character-count="2986"/>
  </office:meta>
</office:document-meta>
</file>